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4"/>//general</text:p>
      <text:p text:style-name="Standard"><text:s text:c="4"/>RESET", ""</text:p>
      <text:p text:style-name="Standard"><text:s text:c="4"/>GET_UID", ""</text:p>
      <text:p text:style-name="Standard"><text:s text:c="4"/>"GET_VERSION", ""</text:p>
      <text:p text:style-name="Standard"><text:s text:c="4"/>"GET_DEVID", ""</text:p>
      <text:p text:style-name="Standard"><text:s text:c="4"/>"SET_DEVID", "w"</text:p>
      <text:p text:style-name="Standard"><text:s text:c="4"/>"AES_EN", "w"</text:p>
      <text:p text:style-name="Standard"><text:s text:c="4"/>"GET_AESSTATUS", ""</text:p>
      <text:p text:style-name="Standard"><text:s text:c="4"/>"SET_AESKEY", "wwwwwwww"</text:p>
      <text:p text:style-name="Standard"><text:s text:c="4"/>"SET_AESIV", "wwww"</text:p>
      <text:p text:style-name="Standard"><text:s text:c="4"/>//RF settings</text:p>
      <text:p text:style-name="Standard"><text:s text:c="4"/>"GET_MODEM", ""</text:p>
      <text:p text:style-name="Standard"><text:s text:c="4"/>"SET_MODEM", "v"</text:p>
      <text:p text:style-name="Standard"><text:s text:c="4"/>"GET_OPMODE", ""</text:p>
      <text:p text:style-name="Standard"><text:s text:c="4"/>"SET_OPMODE", "v"</text:p>
      <text:p text:style-name="Standard"><text:s text:c="4"/>"GET_FREQ", ""</text:p>
      <text:p text:style-name="Standard"><text:s text:c="4"/>"SET_FREQ", "ww"</text:p>
      <text:p text:style-name="Standard"><text:s text:c="4"/>"GET_CHANNEL", ""</text:p>
      <text:p text:style-name="Standard"><text:s text:c="4"/>"SET_CHANNEL", "w"</text:p>
      <text:p text:style-name="Standard"><text:s text:c="4"/>"STORE_CHANNEL", ""</text:p>
      <text:p text:style-name="Standard"><text:s text:c="4"/>"GET_POWER", ""</text:p>
      <text:p text:style-name="Standard"><text:s text:c="4"/>"SET_POWER", "w"</text:p>
      <text:p text:style-name="Standard"><text:s text:c="4"/>"GET_RAMPTIME", ""</text:p>
      <text:p text:style-name="Standard"><text:s text:c="4"/>"SET_RAMPTIME", "w"</text:p>
      <text:p text:style-name="Standard"><text:tab/><text:tab/></text:p>
      <text:p text:style-name="Standard"><text:s text:c="4"/>"GET_XOPARAMS", ""</text:p>
      <text:p text:style-name="Standard"><text:s text:c="4"/>"SET_XOPARAMS", "ww"</text:p>
      <text:p text:style-name="Standard"><text:s text:c="4"/>"GET_CTUNE", ""</text:p>
      <text:p text:style-name="Standard"><text:s text:c="4"/>"SET_CTUNE", "w"</text:p>
      <text:p text:style-name="Standard"><text:s text:c="4"/></text:p>
      <text:p text:style-name="Standard"><text:s text:c="4"/>"GET_RSSI", ""</text:p>
      <text:p text:style-name="Standard"><text:s text:c="4"/>"GET_TIMEOUTS", ""</text:p>
      <text:p text:style-name="Standard"><text:s text:c="4"/>"SET_TIMEOUTS", "ww"</text:p>
      <text:p text:style-name="Standard"><text:s text:c="4"/>"GET_SLEEPPARAMS", ""</text:p>
      <text:p text:style-name="Standard"><text:s text:c="4"/>"SET_SLEEPPARAMS", "ww"</text:p>
      <text:p text:style-name="Standard"><text:s text:c="4"/></text:p>
      <text:p text:style-name="Standard"><text:s text:c="4"/>"GET_STATUS", ""</text:p>
      <text:p text:style-name="Standard"/>
      <text:p text:style-name="Standard"><text:s text:c="4"/>//LoRa</text:p>
      <text:p text:style-name="Standard"><text:s text:c="4"/>"LR_GET_MODPARAMS", ""</text:p>
      <text:p text:style-name="Standard"><text:s text:c="4"/>"LR_SET_MODPARAMS", "wwww"</text:p>
      <text:p text:style-name="Standard"><text:s text:c="4"/>"LR_GET_PACKETPARAMS", ""</text:p>
      <text:p text:style-name="Standard"><text:s text:c="4"/>"LR_SET_PACKETPARAMS", "wwwww"</text:p>
      <text:p text:style-name="Standard"><text:s text:c="4"/>"LR_GET_SYNC", ""</text:p>
      <text:p text:style-name="Standard"><text:s text:c="4"/>"LR_SET_SYNC", "w"</text:p>
      <text:p text:style-name="Standard"><text:s text:c="4"/>"LR_GET_SYMTO", ""</text:p>
      <text:p text:style-name="Standard"><text:s text:c="4"/>"LR_SET_SYMTO", "w"</text:p>
      <text:p text:style-name="Standard"><text:s text:c="24"/></text:p>
      <text:p text:style-name="Standard"><text:s text:c="4"/>//FSK</text:p>
      <text:p text:style-name="Standard"><text:s text:c="4"/>"FS_GET_MODPARAMS", ""</text:p>
      <text:p text:style-name="Standard"><text:soft-page-break/><text:s text:c="4"/>"FS_SET_MODPARAMS", "wwww"</text:p>
      <text:p text:style-name="Standard"><text:s text:c="4"/>"FS_GET_PACKETPARAMS", ""</text:p>
      <text:p text:style-name="Standard"><text:s text:c="4"/>"FS_SET_PACKETPARAMS", "wwwwwwww"</text:p>
      <text:p text:style-name="Standard"><text:s text:c="4"/>"FS_GET_ADDR", ""</text:p>
      <text:p text:style-name="Standard"><text:s text:c="4"/>"FS_SET_ADDR", "ww"</text:p>
      <text:p text:style-name="Standard"><text:s text:c="4"/>"FS_GET_SYNC", ""</text:p>
      <text:p text:style-name="Standard"><text:s text:c="4"/>"FS_SET_SYNC", "wwwwwwww"</text:p>
      <text:p text:style-name="Standard"><text:s text:c="4"/>"FS_GET_CRCWH", ""</text:p>
      <text:p text:style-name="Standard"><text:s text:c="4"/>"FS_SET_CRCWH", "www"</text:p>
      <text:p text:style-name="Standard"/>
      <text:p text:style-name="Standard"><text:s text:c="4"/>//RF tests</text:p>
      <text:p text:style-name="Standard"><text:s text:c="4"/>"SEND_PACKET", "www"</text:p>
      <text:p text:style-name="Standard"><text:s text:c="4"/>"STOP_TX", ""</text:p>
      <text:p text:style-name="Standard"><text:s text:c="4"/>"GET_AUTOSEND", ""</text:p>
      <text:p text:style-name="Standard"><text:s text:c="4"/>"SET_AUTOSEND", "ww"</text:p>
      <text:p text:style-name="Standard"><text:s text:c="4"/>"TX_STREAM", "v"</text:p>
      <text:p text:style-name="Standard"><text:s text:c="4"/>"START_RXCOUNT", ""</text:p>
      <text:p text:style-name="Standard"><text:s text:c="4"/>"STOP_RXCOUNT", ""</text:p>
      <text:p text:style-name="Standard"><text:s text:c="4"/>"GET_RXCOUNT", ""</text:p>
      <text:p text:style-name="Standard"><text:s text:c="24"/></text:p>
      <text:p text:style-name="Standard"><text:s text:c="4"/>"GET_GNSS", ""</text:p>
      <text:p text:style-name="Standard"><text:s text:c="4"/>//System health - device dependent</text:p>
      <text:p text:style-name="Standard"><text:s text:c="4"/>"GET_VT", ""</text:p>
      <text:p text:style-name="Standard"><text:s text:c="4"/>"SET_EM", "v"</text:p>
      <text:p text:style-name="Standard"/>
      <text:p text:style-name="Standard"><text:s text:c="4"/>"READ_REG", "w"</text:p>
      <text:p text:style-name="Standard"><text:s text:c="4"/>"WRITE_REG", "ww"</text:p>
      <text:p text:style-name="Standard"><text:s text:c="4"/>"DUMP_REGS", "ww"</text:p>
      <text:p text:style-name="Standard"><text:s text:c="24"/></text:p>
      <text:p text:style-name="Standard"><text:s text:c="4"/>"SWEEP_TX", "wwww"</text:p>
      <text:p text:style-name="Standard"><text:s text:c="4"/>"SWEEP_RX", "www"</text:p>
      <text:p text:style-name="Standard"/>
      <text:p text:style-name="Standard"><text:s text:c="4"/>"INIT_CONFIG", ""</text:p>
      <text:p text:style-name="Standard"><text:s text:c="4"/>"STORE_CONFIG", ""</text:p>
      <text:p text:style-name="Standard"><text:s text:c="4"/></text:p>
      <text:p text:style-name="Standard"><text:tab/><text:tab/></text:p>
      <text:p text:style-name="Standard"><text:s text:c="4"/>"SET_PACONFIG", "ww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1T09:19:50.683313500</meta:creation-date>
    <meta:generator>LibreOffice/25.2.0.3$Windows_X86_64 LibreOffice_project/e1cf4a87eb02d755bce1a01209907ea5ddc8f069</meta:generator>
    <dc:date>2025-03-11T17:01:53.396269800</dc:date>
    <meta:editing-duration>PT7H31M16S</meta:editing-duration>
    <meta:editing-cycles>1</meta:editing-cycles>
    <meta:document-statistic meta:table-count="0" meta:image-count="0" meta:object-count="0" meta:page-count="2" meta:paragraph-count="83" meta:word-count="150" meta:character-count="1724" meta:non-whitespace-character-count="1261"/>
  </office:meta>
</office:document-meta>
</file>